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5e7eb"/>
      <style:text-properties loext:padding="0.049cm" loext:border="0.06pt solid #e5e7eb"/>
    </style:style>
    <style:style style:name="P2" style:family="paragraph" style:parent-style-name="Heading_20_1">
      <style:paragraph-properties fo:padding="0.049cm" fo:border="0.06pt solid #e5e7eb"/>
      <style:text-properties fo:color="#c9211e" loext:opacity="100%" officeooo:rsid="00155674" officeooo:paragraph-rsid="00155674" loext:padding="0.049cm" loext:border="0.06pt solid #e5e7eb"/>
    </style:style>
    <style:style style:name="P3" style:family="paragraph" style:parent-style-name="Text_20_body">
      <style:paragraph-properties fo:padding="0.049cm" fo:border="0.06pt solid #e5e7eb"/>
      <style:text-properties loext:padding="0.049cm" loext:border="0.06pt solid #e5e7eb"/>
    </style:style>
    <style:style style:name="P4" style:family="paragraph" style:parent-style-name="Text_20_body">
      <style:text-properties loext:padding="0cm" loext:border="none"/>
    </style:style>
    <style:style style:name="P5" style:family="paragraph" style:parent-style-name="Text_20_body">
      <style:paragraph-properties fo:padding="0.049cm" fo:border="0.06pt solid #e5e7eb"/>
      <style:text-properties fo:font-size="10pt" loext:padding="0.049cm" loext:border="0.06pt solid #e5e7eb"/>
    </style:style>
    <style:style style:name="P6" style:family="paragraph" style:parent-style-name="Text_20_body">
      <style:paragraph-properties fo:padding="0.049cm" fo:border="0.06pt solid #e5e7eb"/>
      <style:text-properties fo:color="#c9211e" loext:opacity="100%" loext:padding="0.049cm" loext:border="0.06pt solid #e5e7eb"/>
    </style:style>
    <style:style style:name="P7" style:family="paragraph" style:parent-style-name="Text_20_body">
      <style:paragraph-properties fo:padding="0.049cm" fo:border="0.06pt solid #e5e7eb"/>
      <style:text-properties fo:color="#c9211e" loext:opacity="100%" officeooo:rsid="00155674" officeooo:paragraph-rsid="00155674" loext:padding="0.049cm" loext:border="0.06pt solid #e5e7eb"/>
    </style:style>
    <style:style style:name="P8" style:family="paragraph" style:parent-style-name="Text_20_body">
      <style:paragraph-properties fo:padding="0.049cm" fo:border="0.06pt solid #e5e7eb"/>
      <style:text-properties fo:color="#468a1a" loext:opacity="100%" loext:padding="0.049cm" loext:border="0.06pt solid #e5e7eb"/>
    </style:style>
    <style:style style:name="P9" style:family="paragraph" style:parent-style-name="Text_20_body">
      <style:paragraph-properties fo:padding="0.049cm" fo:border="0.06pt solid #e5e7eb"/>
      <style:text-properties fo:color="#468a1a" loext:opacity="100%" officeooo:rsid="00155674" officeooo:paragraph-rsid="00155674" loext:padding="0.049cm" loext:border="0.06pt solid #e5e7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line-break/>Gabarito da prova</text:h>
      <text:p text:style-name="P3">Confira o gabarito da prova de Computação Em Nuvem</text:p>
      <text:p text:style-name="P4">Realizada em 05/04/2024</text:p>
      <text:p text:style-name="P3">Nota</text:p>
      <text:h text:style-name="P1" text:outline-level="1">0,9</text:h>
      <text:h text:style-name="P1" text:outline-level="1">/ 1,0</text:h>
      <text:p text:style-name="P3">Questão</text:p>
      <text:p text:style-name="P3">Sua resposta</text:p>
      <text:p text:style-name="P3">Gabarito comentado</text:p>
      <text:p text:style-name="P5">1</text:p>
      <text:p text:style-name="P3">Híbrida, em que as soluções podem ter sua escalabilidade comparável com a de ambientes públicos e o gestor de TI poderá definir políticas de segurança de acordo com as demandas internas da empresa.</text:p>
      <text:p text:style-name="P3">Consultar</text:p>
      <text:p text:style-name="P5">2</text:p>
      <text:p text:style-name="P3">Nuvens simples.</text:p>
      <text:p text:style-name="P3">Consultar</text:p>
      <text:p text:style-name="P5">3</text:p>
      <text:p text:style-name="P6">Melhoria na escalabilidade dos recursos, permitindo que os usuários possam agregar novas funcionalidades aos serviços.</text:p>
      <text:p text:style-name="P7">Resposta E</text:p>
      <text:h text:style-name="P2" text:outline-level="1">Questão 3</text:h>
      <text:p text:style-name="P3">Gabarito Comentado</text:p>
      <text:p text:style-name="P8"><text:soft-page-break/>O balanceamento de carga é uma técnica que distribui a carga de trabalho entre vários recursos, como servidores, de maneira a equilibrar a utilização desses recursos e assegurar alta disponibilidade e escalabilidade. Esta técnica é fundamental para a computação em nuvem, pois é necessário garantir que os serviços estejam sempre disponíveis, mesmo em situações de alta demanda ou falhas de recursos individuais. Além disso, o balanceamento de carga também pode contribuir para maximizar a eficiência dos recursos e minimizar os custos de infraestrutura. Portanto, a alternativa E é a correta, pois ela aborda a principal vantagem do balanceamento de carga na arquitetura de computação em nuvem, que é a distribuição equilibrada da carga de trabalho entre vários recursos, garantindo alta disponibilidade e escalabilidade.</text:p>
      <text:p text:style-name="P9"/>
      <text:p text:style-name="P8"/>
      <text:p text:style-name="P8"/>
      <text:p text:style-name="P3">Consultar</text:p>
      <text:p text:style-name="P5">4</text:p>
      <text:p text:style-name="P3">Para compartilhar arquivos entre diferentes usuários e dispositivos</text:p>
      <text:p text:style-name="P3">Consultar</text:p>
      <text:p text:style-name="P5">5</text:p>
      <text:p text:style-name="P3">AWS Elastic Beanstalk, Azure Web Apps e Google App Engine são exemplos de PaaS.</text:p>
      <text:p text:style-name="P3">Consultar</text:p>
      <text:p text:style-name="P5">6</text:p>
      <text:p text:style-name="P3">Uso Geral V2 Standard.</text:p>
      <text:p text:style-name="P3">Consultar</text:p>
      <text:p text:style-name="P5">7</text:p>
      <text:p text:style-name="P3">t4g</text:p>
      <text:p text:style-name="P3">Consultar</text:p>
      <text:p text:style-name="P5">8</text:p>
      <text:p text:style-name="P3">A responsabilidade é mista. A infraestrutura física (hardware) é gerenciada e suportada pelo Google, e o gerenciamento de utilização de recursos, instalação e atualizações de software, é responsabilidade do usuário.</text:p>
      <text:p text:style-name="P3">Consultar</text:p>
      <text:p text:style-name="P5">9</text:p>
      <text:p text:style-name="P3"><text:soft-page-break/>Permitir que as empresas aumentem ou diminuam rapidamente a capacidade de computação e armazenamento de acordo com as necessidades do negócio.</text:p>
      <text:p text:style-name="P3">Consultar</text:p>
      <text:p text:style-name="P5">10</text:p>
      <text:p text:style-name="P3">Google Cloud Platform, AWS, Microsoft Azure</text:p>
      <text:p text:style-name="P3">Consultar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0:54:28.250825361</meta:creation-date>
    <dc:date>2024-04-05T00:56:19.948029192</dc:date>
    <meta:editing-duration>PT1M52S</meta:editing-duration>
    <meta:editing-cycles>1</meta:editing-cycles>
    <meta:document-statistic meta:table-count="0" meta:image-count="0" meta:object-count="0" meta:page-count="3" meta:paragraph-count="43" meta:word-count="307" meta:character-count="2001" meta:non-whitespace-character-count="1736"/>
    <meta:generator>LibreOffice/7.3.7.2$Linux_X86_64 LibreOffice_project/30$Build-2</meta:generator>
  </office:meta>
</office:document-meta>
</file>